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4000003B5F959DFC64B1B64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9.577cm" svg:height="13.682cm" svg:x="-0.5cm" svg:y="3.231cm">
          <draw:image xlink:href="Pictures/1000000100000804000003B5F959DFC64B1B64D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5T10:33:10.370000000</meta:creation-date>
    <dc:date>2023-03-15T10:34:16.761000000</dc:date>
    <meta:editing-duration>PT1M7S</meta:editing-duration>
    <meta:editing-cycles>1</meta:editing-cycles>
    <meta:document-statistic meta:object-count="1"/>
    <meta:generator>LibreOffice/7.4.4.2$Windows_X86_64 LibreOffice_project/85569322deea74ec9134968a29af2df5663baa21</meta:generator>
  </office:meta>
</office:document-meta>
</file>